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Hindi1" svg:font-family="'Lohit Hindi'"/>
    <style:font-face style:name="OpenSymbol" svg:font-family="OpenSymbol"/>
    <style:font-face style:name="Roboto" svg:font-family="Roboto, sans-serif"/>
    <style:font-face style:name="Times New Roman" svg:font-family="'Times New Roman'"/>
    <style:font-face style:name="Ubuntu Mono" svg:font-family="'Ubuntu Mono', 'Ubuntu Beta Mono A', Consolas, 'Bitstream Vera Sans Mono', 'Courier New', Courier, monospace"/>
    <style:font-face style:name="UbuntuRegular" svg:font-family="UbuntuRegular, Ubuntu, 'Bitstream Vera Sans', 'DejaVu Sans', Tahoma, sans-serif"/>
    <style:font-face style:name="Verdana" svg:font-family="Verdana, sans-serif"/>
    <style:font-face style:name="arial" svg:font-family="arial, sans-serif"/>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list-style-name="L1">
      <style:paragraph-properties fo:text-align="center" style:justify-single-word="false"/>
    </style:style>
    <style:style style:name="P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4" style:family="paragraph" style:parent-style-name="Standard">
      <style:paragraph-properties fo:text-align="start" style:justify-single-word="false"/>
      <style:text-properties fo:font-variant="normal" fo:text-transform="none" fo:color="#333333" style:font-name="Roboto" fo:font-size="14.25pt" fo:letter-spacing="normal" fo:font-style="normal" fo:font-weight="normal"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list-style-name="L4">
      <style:paragraph-properties fo:text-align="start" style:justify-single-word="false"/>
    </style:style>
    <style:style style:name="P7" style:family="paragraph" style:parent-style-name="Standard">
      <style:paragraph-properties fo:text-align="start" style:justify-single-word="false"/>
      <style:text-properties style:text-underline-style="none"/>
    </style:style>
    <style:style style:name="T1" style:family="text">
      <style:text-properties fo:font-weight="bold" style:font-weight-asian="bold" style:font-weight-complex="bold"/>
    </style:style>
    <style:style style:name="T2" style:family="text">
      <style:text-properties fo:font-variant="normal" fo:text-transform="none" fo:color="#222222" style:font-name="arial" fo:font-size="12pt" fo:letter-spacing="normal" fo:font-style="normal" fo:font-weight="normal" style:font-size-asian="12pt" style:font-size-complex="12pt"/>
    </style:style>
    <style:style style:name="T3" style:family="text">
      <style:text-properties fo:font-variant="normal" fo:text-transform="none" fo:color="#333333" style:font-name="Arial" fo:font-size="9pt" fo:letter-spacing="normal" fo:font-style="normal" fo:font-weight="normal"/>
    </style:style>
    <style:style style:name="T4" style:family="text">
      <style:text-properties fo:font-variant="normal" fo:text-transform="none" fo:color="#333333" style:font-name="Liberation Serif" fo:font-size="12pt" fo:letter-spacing="normal" fo:font-style="normal" fo:font-weight="normal" style:font-size-asian="12pt" style:font-size-complex="12pt"/>
    </style:style>
    <style:style style:name="T5" style:family="text">
      <style:text-properties fo:font-variant="normal" fo:text-transform="none" fo:color="#000000" style:font-name="Liberation Serif" fo:font-size="12pt" fo:letter-spacing="normal" fo:font-style="normal" fo:font-weight="normal" style:font-size-asian="12pt" style:font-size-complex="12pt"/>
    </style:style>
    <style:style style:name="T6"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T7" style:family="text">
      <style:text-properties fo:font-variant="normal" fo:text-transform="none" fo:color="#454545" style:font-name="Liberation Serif" fo:font-size="12pt" fo:letter-spacing="normal" fo:font-style="normal" fo:font-weight="normal" style:font-size-asian="12pt" style:font-size-complex="12pt"/>
    </style:style>
    <style:style style:name="T8" style:family="text">
      <style:text-properties fo:font-variant="normal" fo:text-transform="none" fo:color="#454545" style:font-name="Liberation Serif" fo:font-size="12pt" fo:letter-spacing="normal" fo:font-style="normal" fo:font-weight="bold" style:font-size-asian="12pt" style:font-size-complex="12pt"/>
    </style:style>
    <style:style style:name="T9" style:family="text">
      <style:text-properties fo:font-variant="normal" fo:text-transform="none" fo:color="#663366" style:text-line-through-style="none" style:font-name="Liberation Serif" fo:font-size="12pt" fo:letter-spacing="normal" fo:font-style="normal" style:text-underline-style="none" fo:font-weight="normal" style:text-blinking="false" style:font-size-asian="12pt" style:font-size-complex="12pt"/>
    </style:style>
    <style:style style:name="T1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1" style:family="text">
      <style:text-properties fo:font-size="14pt" fo:font-weight="bold" style:font-size-asian="14pt" style:font-weight-asian="bold" style:font-size-complex="14pt" style:font-weight-complex="bold"/>
    </style:style>
    <style:style style:name="T12" style:family="text">
      <style:text-properties fo:color="#000000" style:font-name="Liberation Serif"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1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1516186" text:style-name="L1">
        <text:list-header>
          <text:p text:style-name="P2"><text:span text:style-name="T10">Services</text:span></text:p>
        </text:list-header>
      </text:list>
      <text:p text:style-name="P5">a. <text:s/>What are services and various services? </text:p>
      <text:p text:style-name="P5">Ans- <text:span text:style-name="T4">A Linux service is an application (or set of applications) that runs in the background waiting to be used, or carrying out essential tasks. e.g. Apache and MySQL.You will generally be unaware of services until you need them. Services are daemon programs that run without an associated console. They listen for network connections from clients, which request them to perform an action or provide information.</text:span></text:p>
      <text:p text:style-name="P5"><text:span text:style-name="T3"/></text:p>
      <text:p text:style-name="P5">b. <text:s/>What are SSH, NFS, TFTP, and service? </text:p>
      <text:p text:style-name="P5">Ans- NFS <text:s/>is an Internet Standard protocol created by Sun Microsystems in 1984. NFS was developed to allow file sharing between systems residing on a local area network</text:p>
      <text:p text:style-name="P5"/>
      <text:p text:style-name="P5">ssh (SSH client) is a program for logging into a remote machine and for executing commands on a remote machine.</text:p>
      <text:p text:style-name="P5"/>
      <text:p text:style-name="P5">The Trivial File Transfer Protocol (TFTP) differs from FTP in two primary ways: it does not log on to the remote machine and it uses the User Datagram Protocol (UDP) connectionless transport protocol instead of TCP. TFTP is usually not used for file transfers between machines where FTP can be used </text:p>
      <text:p text:style-name="P5"/>
      <text:p text:style-name="P5">c. <text:s/>After you are comfortable about the different services choose one service to experiment on it using the below instructions </text:p>
      <text:p text:style-name="P5">-nfs</text:p>
      <text:p text:style-name="P5"/>
      <text:p text:style-name="P5">d. <text:s/>Check if desired service is available in your system? If not install and configure that service for your system </text:p>
      <text:p text:style-name="P5">Ans- NFS</text:p>
      <text:p text:style-name="P5"></text:p>
      <text:p text:style-name="P5">e. <text:s/>Check the status of all the service with appropriate option to &lt;service&gt; command. </text:p>
      <text:p text:style-name="P5">Ans- done</text:p>
      <text:p text:style-name="P5"/>
      <text:p text:style-name="P5">f. <text:s/>Check the status of individual NFS service &lt;service&gt; </text:p>
      <text:p text:style-name="P5">Ans-Done</text:p>
      <text:p text:style-name="P5"/>
      <text:p text:style-name="P5">g. <text:s/>Stop the NFS service if it is running &lt;service&gt; </text:p>
      <text:p text:style-name="P5">Ans- done</text:p>
      <text:p text:style-name="P5"/>
      <text:p text:style-name="P5">h. <text:s/>Start the service again &lt;service&gt; </text:p>
      <text:p text:style-name="P5">Ans- done</text:p>
      <text:p text:style-name="P5"/>
      <text:p text:style-name="P5">i. <text:s/>Restart the service &lt;service&gt; </text:p>
      <text:p text:style-name="P5">Ans- done</text:p>
      <text:p text:style-name="P5"/>
      <text:p text:style-name="P5">j. <text:s/>Change the runlevel of a service. Learn how to permanently change the runlevel of a service </text:p>
      <text:p text:style-name="P5">Ans- <text:span text:style-name="T7">A </text:span><text:span text:style-name="T8">runlevel</text:span><text:span text:style-name="T7"> is a preset single digit integer that defines the operating state of a Linux and Unix-like operating system handled by init. Each runlevel allows for different combinations of running processes and vary depending on the operating system being used. The standard Linux kernel supports seven different runlevels, as shown below.</text:span></text:p>
      <text:p text:style-name="P5"><text:span text:style-name="T7">0 - System halt.<text:line-break/>1 - Single user.<text:line-break/>2 - Multiple users with no </text:span><text:a xlink:type="simple" xlink:href="http://www.computerhope.com/jargon/n/nfs.htm"><text:span text:style-name="T9">NFS</text:span></text:a><text:span text:style-name="T7">.<text:line-break/>3 - Multiple users under the command line.<text:line-break/></text:span><text:soft-page-break/><text:span text:style-name="T7">4 - User-definable.<text:line-break/>5 - Multiple users under a </text:span><text:a xlink:type="simple" xlink:href="http://www.computerhope.com/jargon/g/gui.htm"><text:span text:style-name="T9">GUI</text:span></text:a><text:span text:style-name="T7">.<text:line-break/>6 - Reboot.</text:span></text:p>
      <text:p text:style-name="P5"/>
      <text:p text:style-name="P5"><text:span text:style-name="T5">Each runlevel designates a different system configuration and allows access to a different combination of </text:span><text:a xlink:type="simple" xlink:href="http://www.linfo.org/process.html"><text:span text:style-name="T6">processes</text:span></text:a><text:span text:style-name="T5">(i.e.,</text:span><text:a xlink:type="simple" xlink:href="http://www.linfo.org/instance.html">instances</text:a><text:span text:style-name="T6"> </text:span><text:span text:style-name="T5">of executing </text:span><text:a xlink:type="simple" xlink:href="http://www.linfo.org/program.html"><text:span text:style-name="T6">programs</text:span></text:a><text:span text:style-name="T5">).</text:span></text:p>
      <text:p text:style-name="P3"/>
      <text:p text:style-name="P5">k. <text:s/>What is “xinetd”? Identify one of the service which runs under xinetd </text:p>
      <text:p text:style-name="P5">Ans- <text:span text:style-name="T5">inetd(internet service daemon) is a super-server daemon on many Unix systems that provides Internet services. For each configured service, it listens for requests from connecting clients. Often called a </text:span><text:a xlink:type="simple" xlink:href="http://en.wikipedia.org/wiki/Super-server"><text:span text:style-name="T6">super-server</text:span></text:a><text:span text:style-name="T5">, inetd listens on designated </text:span><text:a xlink:type="simple" xlink:href="http://en.wikipedia.org/wiki/TCP_and_UDP_port">ports</text:a><text:span text:style-name="T6"> </text:span><text:span text:style-name="T5">used by Internet services such as </text:span><text:a xlink:type="simple" xlink:href="http://en.wikipedia.org/wiki/File_Transfer_Protocol"><text:span text:style-name="T6">FTP</text:span></text:a><text:span text:style-name="T5">, </text:span><text:a xlink:type="simple" xlink:href="http://en.wikipedia.org/wiki/POP3"><text:span text:style-name="T6">POP3</text:span></text:a><text:span text:style-name="T5">, and </text:span><text:a xlink:type="simple" xlink:href="http://en.wikipedia.org/wiki/Telnet"><text:span text:style-name="T6">telnet</text:span></text:a><text:span text:style-name="T5">. When a </text:span><text:a xlink:type="simple" xlink:href="http://en.wikipedia.org/wiki/Transmission_Control_Protocol">TCP</text:a><text:span text:style-name="T6"> </text:span><text:span text:style-name="T5">packet or </text:span><text:a xlink:type="simple" xlink:href="http://en.wikipedia.org/wiki/User_Datagram_Protocol">UDP</text:a><text:span text:style-name="T6"> </text:span><text:span text:style-name="T5">packet arrives with a particular destination port number, inetd launches the appropriate server program to handle the connection</text:span><text:span text:style-name="T2">.</text:span></text:p>
      <text:p text:style-name="P5"/>
      <text:p text:style-name="P5">l. <text:s/>What is SSH? Why is it required? </text:p>
      <text:p text:style-name="P5">Ans- <text:span text:style-name="T5">Secure Shell(SSH) is a cryptographic </text:span><text:a xlink:type="simple" xlink:href="http://en.wikipedia.org/wiki/Network_protocol">network protocol</text:a><text:span text:style-name="T6"> </text:span><text:span text:style-name="T5">for securing </text:span><text:a xlink:type="simple" xlink:href="http://en.wikipedia.org/wiki/Data_communication"><text:span text:style-name="T6">data communication</text:span></text:a><text:span text:style-name="T5">. It establishes a </text:span><text:a xlink:type="simple" xlink:href="http://en.wikipedia.org/wiki/Secure_channel"><text:span text:style-name="T6">secure channel</text:span></text:a><text:span text:style-name="T5">over an insecure network in a </text:span><text:a xlink:type="simple" xlink:href="http://en.wikipedia.org/wiki/Client-server">client-server</text:a><text:span text:style-name="T6"> </text:span><text:span text:style-name="T5">architecture, connecting an </text:span><text:a xlink:type="simple" xlink:href="http://en.wikipedia.org/wiki/SSH_client">SSH client</text:a><text:span text:style-name="T6"> </text:span><text:span text:style-name="T5">application with an </text:span><text:a xlink:type="simple" xlink:href="http://en.wikipedia.org/wiki/SSH_server"><text:span text:style-name="T6">SSH server</text:span></text:a><text:span text:style-name="T5">.Common applications include remote </text:span><text:a xlink:type="simple" xlink:href="http://en.wikipedia.org/wiki/Command-line_interface">command-line</text:a><text:span text:style-name="T6"> </text:span><text:a xlink:type="simple" xlink:href="http://en.wikipedia.org/wiki/Login">login</text:a><text:span text:style-name="T5">, remote command execution, but any </text:span><text:a xlink:type="simple" xlink:href="http://en.wikipedia.org/wiki/Network_service">network service</text:a><text:span text:style-name="T6"> </text:span><text:span text:style-name="T5">can be secured with SSH.</text:span></text:p>
      <text:p text:style-name="P5"><text:span text:style-name="T5"/></text:p>
      <text:p text:style-name="P4"><text:span text:style-name="T12">SSH is considered secure as it uses public-key cryptography to authenticate the remote computer.</text:span></text:p>
      <text:p text:style-name="P5"><text:span text:style-name="T5"/></text:p>
      <text:p text:style-name="P5">m. <text:s/>Learn how to login to remote machine via SSH </text:p>
      <text:p text:style-name="P5">Ans- ssh mehul@192.168.267</text:p>
      <text:p text:style-name="P5"/>
      <text:p text:style-name="P5">n. <text:s/>Copy a directory from a remote machine to a local machine using ssh</text:p>
      <text:p text:style-name="P5">Ans- Done</text:p>
      <text:p text:style-name="P5"/>
      <text:list xml:id="list622049975" text:continue-numbering="true" text:style-name="L1">
        <text:list-header>
          <text:p text:style-name="P1">Advance file-system mounting </text:p>
        </text:list-header>
      </text:list>
      <text:p text:style-name="P5"><text:span text:style-name="T1">1. Samba</text:span> </text:p>
      <text:p text:style-name="P5"><text:s/></text:p>
      <text:p text:style-name="P5">a. <text:s/>What is samba server and samba client? </text:p>
      <text:p text:style-name="P5">Ans- For compatibility with MS Windows environments, the Samba suite, including support for the NMB and SMB protocols, can be installed on any UNIX−like system. The Server Message Block protocol (also called Session Message Block, NetBIOS or LanManager protocol) is used on MS Windows 3.11, NT, 95/98, 2K and XP to share disks and printers.</text:p>
      <text:p text:style-name="P5"><text:span text:style-name="T5"/></text:p>
      <text:p text:style-name="P5"><text:bookmark text:name="INDEX-92"/><text:span text:style-name="T5">SMB as a </text:span><text:span text:style-name="Emphasis"><text:span text:style-name="T5">request-response </text:span></text:span><text:span text:style-name="T5">protocol. In effect, this means that a client sends an SMB request to a server and the server sends an SMB response back to the client. In only one rare circumstance does a server send a message that is not in response to a client.</text:span></text:p>
      <text:p text:style-name="P5"/>
      <text:p text:style-name="P5">b. <text:s/>Check if samba service is installed in your system, if not installed it </text:p>
      <text:p text:style-name="P5">Ans- Done</text:p>
      <text:p text:style-name="P5"/>
      <text:p text:style-name="P5">c. <text:s/>Start the samba services if not started </text:p>
      <text:p text:style-name="P5">Ans- Done</text:p>
      <text:p text:style-name="P5"/>
      <text:p text:style-name="P5">d. <text:s/>List the contents of a Remote Windows machine shared folder on your Local Linux command prompt using &lt;smbclient&gt; </text:p>
      <text:p text:style-name="P5">Ans- Done</text:p>
      <text:p text:style-name="P5"/>
      <text:p text:style-name="P5"/>
      <text:p text:style-name="P5"><text:soft-page-break/>e. <text:s/>Connect to the Remote Windows machine shared folder &lt;smbclient&gt; and &lt;get&gt; and &lt;put&gt; file to and from.</text:p>
      <text:p text:style-name="P5">Ans- Done</text:p>
      <text:p text:style-name="P5"/>
      <text:p text:style-name="P5">f. <text:s/>Mount a Remote Windows machine shared folder on to your local Linux Machine using samba file system mount &lt;mount&gt;</text:p>
      <text:p text:style-name="P5">Ans- Done</text:p>
      <text:p text:style-name="P5"><text:span text:style-name="T10"/></text:p>
      <text:p text:style-name="P7"><text:span text:style-name="T11">2. NFS</text:span> </text:p>
      <text:p text:style-name="P7"/>
      <text:p text:style-name="P5">g. <text:s/>Check if NFS service is installed on your system? If not installed and configure NFS for your system </text:p>
      <text:p text:style-name="P5">Ans- Done</text:p>
      <text:p text:style-name="P5"/>
      <text:p text:style-name="P5">h. <text:s/>Start the NFS service if not started </text:p>
      <text:p text:style-name="P5">Ans- Done</text:p>
      <text:p text:style-name="P5"/>
      <text:p text:style-name="P5">i. <text:s/>Make one directory in local remote machine </text:p>
      <text:p text:style-name="P5">Ans- <text:tab/> <text:s text:c="5"/>1. <text:s text:c="2"/>Export it in /etc/exports</text:p>
      <text:list xml:id="list1149422998" text:style-name="L4">
        <text:list-item>
          <text:list>
            <text:list-item>
              <text:list>
                <text:list-item>
                  <text:p text:style-name="P6">Restart the NFS service</text:p>
                </text:list-item>
                <text:list-item>
                  <text:p text:style-name="P6">mount 192.168.2.67:/home/mehul ./test</text:p>
                </text:list-item>
              </text:list>
            </text:list-item>
          </text:list>
        </text:list-item>
      </text:list>
      <text:p text:style-name="P5"/>
      <text:p text:style-name="P5">j. <text:s/>Via NFS mount make this remote directory shared between remote machine and your machine. </text:p>
      <text:p text:style-name="P5"><text:s/>Ans- Done</text:p>
      <text:p text:style-name="P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Hindi1" svg:font-family="'Lohit Hindi'"/>
    <style:font-face style:name="OpenSymbol" svg:font-family="OpenSymbol"/>
    <style:font-face style:name="Roboto" svg:font-family="Roboto, sans-serif"/>
    <style:font-face style:name="Times New Roman" svg:font-family="'Times New Roman'"/>
    <style:font-face style:name="Ubuntu Mono" svg:font-family="'Ubuntu Mono', 'Ubuntu Beta Mono A', Consolas, 'Bitstream Vera Sans Mono', 'Courier New', Courier, monospace"/>
    <style:font-face style:name="UbuntuRegular" svg:font-family="UbuntuRegular, Ubuntu, 'Bitstream Vera Sans', 'DejaVu Sans', Tahoma, sans-serif"/>
    <style:font-face style:name="Verdana" svg:font-family="Verdana, sans-serif"/>
    <style:font-face style:name="arial" svg:font-family="arial, sans-serif"/>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5:07:01</meta:creation-date>
    <meta:editing-duration>PT3H12M38S</meta:editing-duration>
    <meta:editing-cycles>17</meta:editing-cycles>
    <meta:generator>LibreOffice/3.5$Linux_X86_64 LibreOffice_project/350m1$Build-2</meta:generator>
    <meta:initial-creator>Mehul Prajapati</meta:initial-creator>
    <dc:date>2015-03-12T16:02:16</dc:date>
    <dc:creator>Mehul Prajapati</dc:creator>
    <meta:document-statistic meta:table-count="0" meta:image-count="0" meta:object-count="0" meta:page-count="3" meta:paragraph-count="63" meta:word-count="866" meta:character-count="5251" meta:non-whitespace-character-count="4357"/>
  </office:meta>
</office:document-meta>
</file>